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0409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3" office:value-type="string">
            <text:p>Federated Suns</text:p>
          </table:table-cell>
          <table:table-cell table:style-name="ce4" office:value-type="string">
            <text:p>Draconis Combine</text:p>
          </table:table-cell>
          <table:table-cell table:style-name="ce5" office:value-type="string">
            <text:p>Lyran Alliance</text:p>
          </table:table-cell>
          <table:table-cell table:style-name="ce6" office:value-type="string">
            <text:p>Free Worlds League</text:p>
          </table:table-cell>
          <table:table-cell table:style-name="ce7" office:value-type="string">
            <text:p>Capellan Confederation</text:p>
          </table:table-cell>
          <table:table-cell table:style-name="ce8" office:value-type="string">
            <text:p>Clan Wolf</text:p>
          </table:table-cell>
          <table:table-cell table:style-name="ce9"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office:value-type="string">
            <text:p>Odin</text:p>
          </table:table-cell>
          <table:table-cell/>
          <table:table-cell office:value-type="string">
            <text:p>Odi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>
            <text:p>Hephaestus</text:p>
          </table:table-cell>
          <table:table-cell table:number-columns-repeated="1006"/>
        </table:table-row>
        <table:table-row table:style-name="ro2">
          <table:table-cell table:number-columns-repeated="2"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office:value-type="string">
            <text:p>Mithra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2" office:value-type="string">
            <text:p>Pegasus</text:p>
          </table:table-cell>
          <table:table-cell office:value-type="string">
            <text:p>Pegasus (Kurita)</text:p>
          </table:table-cell>
          <table:table-cell office:value-type="string">
            <text:p>Plainsman</text:p>
          </table:table-cell>
          <table:table-cell office:value-type="string">
            <text:p>Harasser</text:p>
          </table:table-cell>
          <table:table-cell office:value-type="string">
            <text:p>Plainsman</text:p>
          </table:table-cell>
          <table:table-cell office:value-type="string">
            <text:p>Hephaestu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unter</text:p>
          </table:table-cell>
          <table:table-cell office:value-type="string">
            <text:p>Striker</text:p>
          </table:table-cell>
          <table:table-cell office:value-type="string">
            <text:p>Saracen</text:p>
          </table:table-cell>
          <table:table-cell office:value-type="string">
            <text:p>Hunter (Steiner)</text:p>
          </table:table-cell>
          <table:table-cell office:value-type="string">
            <text:p>Stygian</text:p>
          </table:table-cell>
          <table:table-cell office:value-type="string">
            <text:p>Hunter</text:p>
          </table:table-cell>
          <table:table-cell office:value-type="string">
            <text:p>Nacon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Vedette</text:p>
          </table:table-cell>
          <table:table-cell office:value-type="string">
            <text:p>Musketeer</text:p>
          </table:table-cell>
          <table:table-cell office:value-type="string">
            <text:p>Vedette</text:p>
          </table:table-cell>
          <table:table-cell office:value-type="string">
            <text:p>Vedette</text:p>
          </table:table-cell>
          <table:table-cell office:value-type="string">
            <text:p>Vedette (Marik)</text:p>
          </table:table-cell>
          <table:table-cell office:value-type="string">
            <text:p>Vedette (Liao)</text:p>
          </table:table-cell>
          <table:table-cell office:value-type="string">
            <text:p>Zorya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4" office:value-type="string">
            <text:p>Myrmidon</text:p>
          </table:table-cell>
          <table:table-cell office:value-type="string">
            <text:p>Main Gauche</text:p>
          </table:table-cell>
          <table:table-cell office:value-type="string">
            <text:p>Regulator</text:p>
          </table:table-cell>
          <table:table-cell office:value-type="string">
            <text:p>Are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Bulldog</text:p>
          </table:table-cell>
          <table:table-cell office:value-type="string">
            <text:p>Typhoon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office:value-type="string">
            <text:p>Bulldog</text:p>
          </table:table-cell>
          <table:table-cell office:value-type="string">
            <text:p>Brutus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Manticore</text:p>
          </table:table-cell>
          <table:table-cell office:value-type="string">
            <text:p>Manticore (Davion)</text:p>
          </table:table-cell>
          <table:table-cell office:value-type="string">
            <text:p>Tokugawa</text:p>
          </table:table-cell>
          <table:table-cell office:value-type="string">
            <text:p>Patton</text:p>
          </table:table-cell>
          <table:table-cell table:number-columns-repeated="2" office:value-type="string">
            <text:p>Po</text:p>
          </table:table-cell>
          <table:table-cell office:value-type="string">
            <text:p>Ku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Tiger</text:p>
          </table:table-cell>
          <table:table-cell/>
          <table:table-cell office:value-type="string">
            <text:p>Rommel</text:p>
          </table:table-cell>
          <table:table-cell/>
          <table:table-cell office:value-type="string">
            <text:p>Predator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Manticore (Steiner)</text:p>
          </table:table-cell>
          <table:table-cell table:number-columns-repeated="2"/>
          <table:table-cell office:value-type="string">
            <text:p>Enyo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 II</text:p>
          </table:table-cell>
          <table:table-cell office:value-type="string">
            <text:p>Demolisher</text:p>
          </table:table-cell>
          <table:table-cell office:value-type="string">
            <text:p>Devastator</text:p>
          </table:table-cell>
          <table:table-cell office:value-type="string">
            <text:p>Oro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III </text:p>
          </table:table-cell>
          <table:table-cell office:value-type="string">
            <text:p>Schrek</text:p>
          </table:table-cell>
          <table:table-cell office:value-type="string">
            <text:p>Morrigu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Behemoth</text:p>
          </table:table-cell>
          <table:table-cell office:value-type="string">
            <text:p>Behemoth (Davion)</text:p>
          </table:table-cell>
          <table:table-cell office:value-type="string">
            <text:p>Behemoth (Kurita)</text:p>
          </table:table-cell>
          <table:table-cell office:value-type="string">
            <text:p>Gurteltier</text:p>
          </table:table-cell>
          <table:table-cell office:value-type="string">
            <text:p>Behemoth (Marik)</text:p>
          </table:table-cell>
          <table:table-cell office:value-type="string">
            <text:p>Zhukov</text:p>
          </table:table-cell>
          <table:table-cell office:value-type="string">
            <text:p>Mars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III 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eavy APC</text:p>
          </table:table-cell>
          <table:table-cell office:value-type="string">
            <text:p>Goblin</text:p>
          </table:table-cell>
          <table:table-cell office:value-type="string">
            <text:p>Mamono</text:p>
          </table:table-cell>
          <table:table-cell office:value-type="string">
            <text:p>Maxim</text:p>
          </table:table-cell>
          <table:table-cell office:value-type="string">
            <text:p>Thang-Ta</text:p>
          </table:table-cell>
          <table:table-cell office:value-type="string">
            <text:p>Blizzard</text:p>
          </table:table-cell>
          <table:table-cell office:value-type="string">
            <text:p>Tyr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table:number-columns-repeated="1008"/>
        </table:table-row>
        <table:table-row table:style-name="ro2" table:number-rows-repeated="5">
          <table:table-cell table:number-columns-repeated="1015"/>
        </table:table-row>
        <table:table-row table:style-name="ro2">
          <table:table-cell office:value-type="string">
            <text:p>Cyrano (LBL)</text:p>
          </table:table-cell>
          <table:table-cell office:value-type="string">
            <text:p>Cavalry (SRM10)</text:p>
          </table:table-cell>
          <table:table-cell office:value-type="string">
            <text:p>Crow (2xERSBL, TAG/ECM)</text:p>
          </table:table-cell>
          <table:table-cell office:value-type="string">
            <text:p>Cavalry (SRM10)</text:p>
          </table:table-cell>
          <table:table-cell table:number-columns-repeated="1011"/>
        </table:table-row>
        <table:table-row table:style-name="ro2">
          <table:table-cell office:value-type="string">
            <text:p>Warrior (AC2/SRM4 or AC5)</text:p>
          </table:table-cell>
          <table:table-cell office:value-type="string">
            <text:p>Yellow Jacket (Gauss)</text:p>
          </table:table-cell>
          <table:table-cell/>
          <table:table-cell office:value-type="string">
            <text:p>Yellow Jacket (Gauss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Hawk Moth (Lgauss)</text:p>
          </table:table-cell>
          <table:table-cell/>
          <table:table-cell office:value-type="string">
            <text:p>Hawk Moth (Lgauss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Mantis (5xERSBL, ECM/BAP)</text:p>
          </table:table-cell>
          <table:table-cell/>
          <table:table-cell office:value-type="string">
            <text:p>Mantis (5xERSBL, ECM/BAP)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8/28/2016</text:date>, <text:time>07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8-28T07:54:23.17</dc:date>
    <meta:editing-duration>P3DT57M8S</meta:editing-duration>
    <meta:editing-cycles>4</meta:editing-cycles>
    <meta:generator>OpenOffice/4.1.2$Win32 OpenOffice.org_project/412m3$Build-9782</meta:generator>
    <meta:document-statistic meta:table-count="3" meta:cell-count="125" meta:object-count="0"/>
  </office:meta>
</office:document-meta>
</file>